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2"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3" style:family="paragraph" style:parent-style-name="Standard">
      <style:paragraph-properties fo:text-align="center" style:justify-single-word="false"/>
      <style:text-properties fo:font-size="11pt" fo:language="en" fo:country="GB" style:font-size-asian="11pt" style:language-asian="zxx" style:country-asian="none" style:font-size-complex="11pt" style:language-complex="zxx" style:country-complex="none"/>
    </style:style>
    <style:style style:name="P4"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Knut Øien, 091379</text:p>
      <text:p text:style-name="P3">Individual reflection paper</text:p>
      <text:p text:style-name="P3">Bachelor in Game Programming</text:p>
      <text:p text:style-name="P3">23.05.12</text:p>
      <text:p text:style-name="P2"/>
      <text:p text:style-name="P2">Working as a team</text:p>
      <text:p text:style-name="P2"/>
      <text:p text:style-name="P2">I think we have worked pretty well as a team. There was some minor issues arising now and then, but they were quickly resolved. The reason it went this well was probably because of the small size of the group.</text:p>
      <text:p text:style-name="P2">We did not appoint a group leader or any other roles. Everyone did there appointed work and if there was <text:s/>different opinions. They would be solved by voting. <text:s/>We all worked individually on many aspects of the game. This allowed us to minimize merging problems. Some problems did come from merging each others code. This was also solved quickly since we had regular meetings and Skype conversations.</text:p>
      <text:p text:style-name="P2"/>
      <text:p text:style-name="P2">This approach would really have hurt us if we had one or two more group members. I think with a larger group there needs to someone in charge to make the final decision. With more work to be expected from a larger group. Splitting up the work equally might not be possible. Woking on the same file will probably be a must have feature. Choice of reversion control software would no longer have dropbox as an option. Instead we would be forced to use GitHub, or something equivalent.</text:p>
      <text:p text:style-name="P2"/>
      <text:p text:style-name="P2">Working with Krillbite</text:p>
      <text:p text:style-name="P2"/>
      <text:p text:style-name="P2">During this project our group have been working together with the indie game developer Krillbite. This has been a great asset to our development process. They have provided us with artwork( sprites, backgrounds etc.) and feedback on our work. This partnership has mostly went smoothly. There were no quarrels and criticisms were received well. However the partnership has not been without some sacrifices. </text:p>
      <text:p text:style-name="P2"/>
      <text:p text:style-name="P2">Since Krillbite was kind enough to help us with the art design and game play suggestions. We have had a duty to repay their kindness by creating a game they would be proud to have helped develop. This means we need to prioritize their suggestions on game changes. As a result we have scrapped a lot of ideas and code.</text:p>
      <text:p text:style-name="P2">The game changes inspired by Krillbite are in no way bad. Quite opposite they are very good and everyone on the team, me included think the resulting game turned out great. What is regrettable about the changes are that it effectively reduced the time frame we had to create the game. If we used all the time at our disposal to create the game we decided to make in the beginning. We would no doubt be able to create more content. The content would not look as good, but we would be nice to implement as many of our ideas as possible.</text:p>
      <text:p text:style-name="P2"/>
      <text:p text:style-name="P2">Individual work</text:p>
      <text:p text:style-name="P2"/>
      <text:p text:style-name="P2">Looking back at the development of our game. The work load was mostly constant throughout the project. Regular work times reduced a lot of the stress that might occur. </text:p>
      <text:p text:style-name="P2"/>
      <text:p text:style-name="P2">Development process</text:p>
      <text:p text:style-name="P2"/>
      <text:p text:style-name="P2">Help from supervisor</text:p>
      <text:p text:style-name="P2"/>
      <text:p text:style-name="P2"><text:tab/><text:tab/><text:tab/></text:p>
      <text:p text:style-name="P2"/>
      <text:p text:style-name="P2"><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00M54S</meta:editing-duration>
    <meta:editing-cycles>7</meta:editing-cycles>
    <meta:generator>OpenOffice.org/3.2$Win32 OpenOffice.org_project/320m18$Build-9502</meta:generator>
    <dc:date>2012-05-24T10:04:14.81</dc:date>
    <dc:creator>Knut Øien</dc:creator>
    <meta:document-statistic meta:table-count="0" meta:image-count="0" meta:object-count="0" meta:page-count="1" meta:paragraph-count="18" meta:word-count="474" meta:character-count="2693"/>
    <meta:user-defined meta:name="Info 1"/>
    <meta:user-defined meta:name="Info 2"/>
    <meta:user-defined meta:name="Info 3"/>
    <meta:user-defined meta:name="Info 4"/>
  </office:meta>
</office:document-meta>
</file>